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66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dcff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27cm" svg:height="1.27cm" svg:x="15.746cm" svg:y="7.4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016cm" svg:y="7.4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86cm" svg:y="7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6cm" svg:y="8.6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7.016cm" svg:y="8.6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86cm" svg:y="8.6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6cm" svg:y="8.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5cm" svg:y="7.4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6cm" svg:y="9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7.016cm" svg:y="9.9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86cm" svg:y="9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5.746cm" svg:y="11.2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7.016cm" svg:y="11.2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8.286cm" svg:y="11.2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4.476cm" svg:y="11.2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5cm" svg:y="9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5.746cm" svg:y="2.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7.016cm" svg:y="2.3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8.286cm" svg:y="2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6cm" svg:y="3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7.016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8.286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476cm" svg:y="3.5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475cm" svg:y="2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6cm" svg:y="4.8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7.016cm" svg:y="4.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8.286cm" svg:y="4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5.746cm" svg:y="6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7.016cm" svg:y="6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8.286cm" svg:y="6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4.476cm" svg:y="6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475cm" svg:y="4.8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20.827cm" svg:y="2.3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22.097cm" svg:y="2.3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23.367cm" svg:y="2.3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0.827cm" svg:y="3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2.097cm" svg:y="3.5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23.367cm" svg:y="3.5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557cm" svg:y="3.5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556cm" svg:y="2.3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0.827cm" svg:y="4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2.097cm" svg:y="4.8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23.367cm" svg:y="4.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20.827cm" svg:y="6.1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22.097cm" svg:y="6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23.367cm" svg:y="6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9.557cm" svg:y="6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27cm" svg:height="1.27cm" svg:x="19.556cm" svg:y="4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0.827cm" svg:y="7.4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2.097cm" svg:y="7.4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3.367cm" svg:y="7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0.827cm" svg:y="8.6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2.097cm" svg:y="8.6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3.367cm" svg:y="8.6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19.557cm" svg:y="8.6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19.556cm" svg:y="7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0.827cm" svg:y="9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2.097cm" svg:y="9.9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3.367cm" svg:y="9.9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20.827cm" svg:y="11.2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22.097cm" svg:y="11.2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23.367cm" svg:y="11.2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19.557cm" svg:y="11.2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19.556cm" svg:y="9.9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746cm" svg:y="7.4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016cm" svg:y="7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86cm" svg:y="7.4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6cm" svg:y="8.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7.016cm" svg:y="8.6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86cm" svg:y="8.6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6cm" svg:y="8.6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5cm" svg:y="7.4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6cm" svg:y="9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7.016cm" svg:y="9.9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8.286cm" svg:y="9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5.746cm" svg:y="11.2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7.016cm" svg:y="11.2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8.286cm" svg:y="11.2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4.476cm" svg:y="11.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75cm" svg:y="9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53cm" svg:y="4.8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8cm" svg:y="4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53cm" svg:y="6.1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8cm" svg:y="6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5.07cm" svg:y="4.8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34cm" svg:y="4.8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5.07cm" svg:y="6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34cm" svg:y="6.1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53cm" svg:y="7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8cm" svg:y="7.4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53cm" svg:y="8.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8cm" svg:y="8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5.07cm" svg:y="7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34cm" svg:y="7.4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5.07cm" svg:y="8.6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34cm" svg:y="8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03cm" svg:height="2.577cm" svg:x="8.958cm" svg:y="6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27cm" svg:height="1.27cm" svg:x="7.367cm" svg:y="7.6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637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907cm" svg:y="7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67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37cm" svg:y="8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907cm" svg:y="8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097cm" svg:y="8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096cm" svg:y="7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67cm" svg:y="10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37cm" svg:y="10.1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907cm" svg:y="10.1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7.367cm" svg:y="11.4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637cm" svg:y="11.4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9.907cm" svg:y="11.4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097cm" svg:y="11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096cm" svg:y="10.1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11.938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11.938cm" svg:y="8.8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11.938cm" svg:y="10.1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svg:x="11.938cm" svg:y="11.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13.462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13.462cm" svg:y="8.8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13.462cm" svg:y="10.1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svg:x="13.462cm" svg:y="11.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2.54cm" svg:y="8.8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2.54cm" svg:y="10.1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svg:x="2.54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4.064cm" svg:y="7.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4.064cm" svg:y="8.8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4.064cm" svg:y="10.1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svg:x="4.064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6.096cm 6.86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7.365cm 6.86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8.637cm 6.86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draw:transform="rotate (1.5707963267949) translate (9.906cm 6.867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6.096cm 5.34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7.365cm 5.34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8.637cm 5.34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draw:transform="rotate (1.5707963267949) translate (9.906cm 5.34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6.096cm 16.25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7.365cm 16.25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8.637cm 16.25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draw:transform="rotate (1.5707963267949) translate (9.906cm 16.25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6.096cm 14.7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7.365cm 14.7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8.637cm 14.73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draw:transform="rotate (1.5707963267949) translate (9.906cm 14.73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32cm" svg:height="1.016cm" svg:x="17.018cm" svg:y="4.8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032cm" svg:height="1.016cm" svg:x="17.018cm" svg:y="6.3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5.334cm" svg:height="0.962cm" svg:x="19.05cm" svg:y="4.88cm">
          <draw:text-box>
            <text:p>Send Buffer</text:p>
          </draw:text-box>
        </draw:frame>
        <draw:frame draw:style-name="gr16" draw:layer="layout" svg:width="5.334cm" svg:height="0.962cm" svg:x="19.05cm" svg:y="6.35cm">
          <draw:text-box>
            <text:p>Read Buffer</text:p>
          </draw:text-box>
        </draw:frame>
        <draw:frame draw:style-name="gr16" draw:layer="layout" svg:width="5.334cm" svg:height="0.962cm" svg:x="19.05cm" svg:y="7.874cm">
          <draw:text-box>
            <text:p>Boundary Layer</text:p>
          </draw:text-box>
        </draw:frame>
        <draw:custom-shape draw:style-name="gr1" draw:text-style-name="P1" draw:layer="layout" svg:width="2.032cm" svg:height="1.016cm" svg:x="17.018cm" svg:y="7.8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1.016cm" svg:x="17.018cm" svg:y="9.398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5.334cm" svg:height="0.962cm" svg:x="19.05cm" svg:y="9.398cm">
          <draw:text-box>
            <text:p>Inner Cells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27cm" svg:height="1.27cm" svg:x="2.992cm" svg:y="8.3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262cm" svg:y="8.3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532cm" svg:y="8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92cm" svg:y="9.6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532cm" svg:y="9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.722cm" svg:y="9.6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.721cm" svg:y="8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992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262cm" svg:y="10.8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532cm" svg:y="1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92cm" svg:y="12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62cm" svg:y="1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32cm" svg:y="1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.722cm" svg:y="12.1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.721cm" svg:y="1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7.563cm" svg:y="8.3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7.563cm" svg:y="9.6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svg:x="7.563cm" svg:y="10.8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svg:x="7.563cm" svg:y="12.1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9.087cm" svg:y="8.3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9.087cm" svg:y="9.6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svg:x="9.087cm" svg:y="10.89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svg:x="9.087cm" svg:y="12.1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58cm" svg:height="0.108cm" svg:x="4.974cm" svg:y="11.5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0.738274273593601) translate (4.941cm 11.4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1.5707963267949) translate (4.866cm 11.50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3.14159265358979) translate (4.866cm 11.6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1.5707963267949) translate (4.974cm 11.61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-0.732514687062021) translate (5.008cm 11.5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2.40331837999619) translate (4.904cm 11.6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2.40907796652777) translate (4.826cm 11.5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1" draw:layer="layout" svg:width="0.558cm" svg:height="0.108cm" svg:x="3.657cm" svg:y="11.5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0.738274273593601) translate (3.624cm 11.45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1.5707963267949) translate (3.549cm 11.502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3.14159265358979) translate (3.549cm 11.6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1.5707963267949) translate (3.657cm 11.61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0.732514687062021) translate (3.691cm 11.57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2.40331837999619) translate (3.587cm 11.65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2.40907796652777) translate (3.509cm 11.5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1" draw:layer="layout" svg:width="0.558cm" svg:height="0.108cm" svg:x="3.658cm" svg:y="10.2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0.738274273593601) translate (3.625cm 10.18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1.5707963267949) translate (3.55cm 10.234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3.14159265358979) translate (3.55cm 10.34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1.5707963267949) translate (3.658cm 10.342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0.732514687062021) translate (3.692cm 10.30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2.40331837999619) translate (3.588cm 10.38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2.40907796652777) translate (3.51cm 10.26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1" draw:layer="layout" svg:width="0.558cm" svg:height="0.108cm" svg:x="4.974cm" svg:y="10.2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0.738274273593601) translate (4.941cm 10.1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1.5707963267949) translate (4.866cm 10.23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3.14159265358979) translate (4.866cm 10.3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1.5707963267949) translate (4.974cm 10.34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-0.732514687062021) translate (5.008cm 10.3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2.40331837999619) translate (4.904cm 10.3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2.40907796652777) translate (4.826cm 10.2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27cm" svg:height="1.27cm" draw:transform="rotate (-3.14159265358979) translate (20.733cm 13.35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-3.14159265358979) translate (20.733cm 12.08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-3.14159265358979) translate (20.733cm 10.81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draw:transform="rotate (-3.14159265358979) translate (20.733cm 9.54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-3.14159265358979) translate (19.209cm 13.35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-3.14159265358979) translate (19.209cm 12.08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-3.14159265358979) translate (19.209cm 10.81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draw:transform="rotate (-3.14159265358979) translate (19.209cm 9.543cm)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0.558cm" svg:height="0.108cm" svg:x="9.799cm" svg:y="10.25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0.738274273593601) translate (9.766cm 10.20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-0.732514687062021) translate (9.833cm 10.32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0" draw:text-style-name="P1" draw:layer="layout" svg:width="5.869cm" svg:height="1.402cm" svg:x="11.432cm" svg:y="10.3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1" draw:layer="layout" svg:width="0.558cm" svg:height="0.108cm" svg:x="9.814cm" svg:y="11.5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0.738274273593601) translate (9.781cm 11.47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-0.732514687062021) translate (9.848cm 11.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7" draw:text-style-name="P1" draw:layer="layout" svg:width="0.558cm" svg:height="0.108cm" svg:x="20.16cm" svg:y="10.16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0.738274273593601) translate (20.127cm 10.11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-0.732514687062021) translate (20.194cm 10.23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7" draw:text-style-name="P1" draw:layer="layout" svg:width="0.558cm" svg:height="0.108cm" svg:x="20.175cm" svg:y="11.43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0.738274273593601) translate (20.142cm 11.38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0.558cm" svg:height="0.108cm" draw:transform="rotate (-0.732514687062021) translate (20.209cm 11.50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0" draw:text-style-name="P1" draw:layer="layout" svg:width="2.975cm" svg:height="0.805cm" svg:x="5.858cm" svg:y="10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7cm" svg:height="1.27cm" svg:x="22.717cm" svg:y="8.2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3.987cm" svg:y="8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5.257cm" svg:y="8.2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2.717cm" svg:y="9.5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5.257cm" svg:y="9.5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1.447cm" svg:y="9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1.446cm" svg:y="8.2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2.717cm" svg:y="10.8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3.987cm" svg:y="10.8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5.257cm" svg:y="10.8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22.717cm" svg:y="12.0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23.987cm" svg:y="12.0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25.257cm" svg:y="12.0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21.447cm" svg:y="12.0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svg:x="21.446cm" svg:y="10.82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" draw:layer="layout" svg:width="2.425cm" svg:height="2.425cm" svg:x="11.803cm" svg:y="4.4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25cm" svg:height="2.424cm" svg:x="14.228cm" svg:y="4.4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25cm" svg:height="2.425cm" svg:x="16.653cm" svg:y="4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25cm" svg:height="2.425cm" svg:x="11.803cm" svg:y="6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25cm" svg:height="2.425cm" svg:x="16.653cm" svg:y="6.8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24cm" svg:height="2.424cm" svg:x="9.379cm" svg:y="6.8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25cm" svg:height="2.425cm" svg:x="9.377cm" svg:y="4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25cm" svg:height="2.425cm" svg:x="11.803cm" svg:y="9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25cm" svg:height="2.425cm" svg:x="14.228cm" svg:y="9.3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25cm" svg:height="2.425cm" svg:x="16.653cm" svg:y="9.3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25cm" svg:height="2.425cm" svg:x="11.803cm" svg:y="11.7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25cm" svg:height="2.425cm" svg:x="14.228cm" svg:y="11.7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25cm" svg:height="2.425cm" svg:x="16.653cm" svg:y="11.7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24cm" svg:height="2.425cm" svg:x="9.379cm" svg:y="11.7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25cm" svg:height="2.425cm" svg:x="9.377cm" svg:y="9.3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5cm" svg:height="2.425cm" draw:transform="rotate (-3.14159265358979) translate (8.008cm 14.24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5cm" svg:height="2.425cm" draw:transform="rotate (-3.14159265358979) translate (8.008cm 11.8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5cm" svg:height="2.425cm" draw:transform="rotate (-3.14159265358979) translate (8.008cm 9.39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25cm" svg:height="2.425cm" draw:transform="rotate (-3.14159265358979) translate (8.008cm 6.96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5cm" svg:height="2.425cm" draw:transform="rotate (-3.14159265358979) translate (5.098cm 14.24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5cm" svg:height="2.425cm" draw:transform="rotate (-3.14159265358979) translate (5.098cm 11.8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5cm" svg:height="2.425cm" draw:transform="rotate (-3.14159265358979) translate (5.098cm 9.3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25cm" svg:height="2.425cm" draw:transform="rotate (-3.14159265358979) translate (5.098cm 6.968cm)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1.066cm" svg:height="0.206cm" svg:x="10.707cm" svg:y="8.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7cm" svg:height="0.207cm" draw:transform="skewX (-0.00488692190558414) rotate (0.738274273593601) translate (10.644cm 7.97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6cm" svg:height="0.205cm" draw:transform="rotate (-0.732514687062021) translate (10.772cm 8.20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8" draw:text-style-name="P1" draw:layer="layout" svg:width="1.066cm" svg:height="0.206cm" svg:x="10.736cm" svg:y="10.5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7cm" svg:height="0.207cm" draw:transform="rotate (0.738274273593601) translate (10.673cm 10.40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5cm" svg:height="0.205cm" draw:transform="rotate (-0.732514687062021) translate (10.801cm 10.63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8" draw:text-style-name="P1" draw:layer="layout" svg:width="1.066cm" svg:height="0.206cm" svg:x="6.921cm" svg:y="8.2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7cm" svg:height="0.207cm" draw:transform="skewX (-0.00488692190558414) rotate (0.738274273593601) translate (6.858cm 8.13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6cm" svg:height="0.205cm" draw:transform="rotate (-0.732514687062021) translate (6.986cm 8.36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8" draw:text-style-name="P1" draw:layer="layout" svg:width="1.065cm" svg:height="0.206cm" svg:x="6.95cm" svg:y="10.6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6cm" svg:height="0.206cm" draw:transform="rotate (0.738274273593601) translate (6.887cm 10.56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5cm" svg:height="0.205cm" draw:transform="skewX (0.00488692190558406) rotate (-0.732514687062021) translate (7.015cm 10.79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0" draw:text-style-name="P1" draw:layer="layout" svg:width="3.522cm" svg:height="1.085cm" svg:x="7.378cm" svg:y="8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425cm" svg:height="2.424cm" svg:x="9.377cm" svg:y="6.8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25cm" svg:height="2.425cm" svg:x="9.375cm" svg:y="4.4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25cm" svg:height="2.425cm" svg:x="9.377cm" svg:y="11.7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25cm" svg:height="2.425cm" svg:x="9.375cm" svg:y="9.3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5cm" svg:height="2.425cm" draw:transform="rotate (-3.14159265358979) translate (8.006cm 11.8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5cm" svg:height="2.425cm" draw:transform="rotate (-3.14159265358979) translate (8.006cm 9.39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25cm" svg:height="2.425cm" draw:transform="rotate (-3.14159265358979) translate (8.006cm 6.96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5cm" svg:height="2.425cm" draw:transform="rotate (-3.14159265358979) translate (5.096cm 11.8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5cm" svg:height="2.425cm" draw:transform="rotate (-3.14159265358979) translate (5.096cm 9.3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25cm" svg:height="2.425cm" draw:transform="rotate (-3.14159265358979) translate (5.096cm 6.968cm)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1.065cm" svg:height="0.206cm" svg:x="10.706cm" svg:y="8.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6cm" svg:height="0.206cm" draw:transform="rotate (0.738274273593601) translate (10.643cm 7.97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6cm" svg:height="0.205cm" draw:transform="rotate (-0.732514687062021) translate (10.77cm 8.20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7" draw:text-style-name="P1" draw:layer="layout" svg:width="1.066cm" svg:height="0.206cm" svg:x="10.734cm" svg:y="10.5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7cm" svg:height="0.207cm" draw:transform="skewX (-0.00488692190558414) rotate (0.738274273593601) translate (10.671cm 10.40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6cm" svg:height="0.205cm" draw:transform="rotate (-0.732514687062021) translate (10.799cm 10.63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7" draw:text-style-name="P1" draw:layer="layout" svg:width="1.066cm" svg:height="0.206cm" svg:x="6.919cm" svg:y="8.2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7cm" svg:height="0.207cm" draw:transform="skewX (-0.00488692190558414) rotate (0.738274273593601) translate (6.856cm 8.13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6cm" svg:height="0.205cm" draw:transform="rotate (-0.732514687062021) translate (6.984cm 8.36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7" draw:text-style-name="P1" draw:layer="layout" svg:width="1.065cm" svg:height="0.206cm" svg:x="6.948cm" svg:y="10.6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7cm" svg:height="0.206cm" draw:transform="skewX (-0.00488692190558409) rotate (0.738274273593601) translate (6.885cm 10.56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" draw:layer="layout" svg:width="1.065cm" svg:height="0.205cm" draw:transform="skewX (0.00488692190558406) rotate (-0.732514687062021) translate (7.013cm 10.79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0" draw:text-style-name="P1" draw:layer="layout" svg:width="3.522cm" svg:height="1.085cm" svg:x="7.376cm" svg:y="8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425cm" svg:height="2.425cm" svg:x="20.562cm" svg:y="4.4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5cm" svg:height="2.425cm" svg:x="20.562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5cm" svg:height="2.425cm" svg:x="20.562cm" svg:y="9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25cm" svg:height="2.425cm" svg:x="20.562cm" svg:y="11.7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4cm" svg:height="2.425cm" svg:x="23.472cm" svg:y="4.4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4cm" svg:height="2.425cm" svg:x="23.472cm" svg:y="6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4cm" svg:height="2.425cm" svg:x="23.472cm" svg:y="9.2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24cm" svg:height="2.425cm" svg:x="23.472cm" svg:y="11.702cm">
          <text:p/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1.066cm" svg:height="0.206cm" draw:transform="rotate (-3.14159265358979) translate (17.862cm 10.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7cm" svg:height="0.207cm" draw:transform="skewX (-0.00488692190558402) rotate (-2.40331837999619) translate (17.925cm 10.69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5cm" svg:height="0.205cm" draw:transform="rotate (2.40907796652777) translate (17.797cm 10.46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8" draw:text-style-name="P1" draw:layer="layout" svg:width="1.065cm" svg:height="0.206cm" draw:transform="rotate (-3.14159265358979) translate (17.833cm 8.16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6cm" svg:height="0.207cm" draw:transform="rotate (-2.40331837999619) translate (17.896cm 8.26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5cm" svg:height="0.206cm" draw:transform="rotate (2.40907796652777) translate (17.768cm 8.0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8" draw:text-style-name="P1" draw:layer="layout" svg:width="1.065cm" svg:height="0.206cm" draw:transform="rotate (-3.14159265358979) translate (21.648cm 10.44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6cm" svg:height="0.207cm" draw:transform="rotate (-2.40331837999619) translate (21.711cm 10.53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5cm" svg:height="0.206cm" draw:transform="rotate (2.40907796652777) translate (21.583cm 10.30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8" draw:text-style-name="P1" draw:layer="layout" svg:width="1.065cm" svg:height="0.206cm" draw:transform="rotate (-3.14159265358979) translate (21.619cm 8.00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6cm" svg:height="0.206cm" draw:transform="rotate (-2.40331837999619) translate (21.682cm 8.10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" draw:layer="layout" svg:width="1.066cm" svg:height="0.205cm" draw:transform="rotate (2.40907796652777) translate (21.555cm 7.87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0" draw:text-style-name="P1" draw:layer="layout" svg:width="3.523cm" svg:height="1.085cm" draw:transform="rotate (-3.14159265358979) translate (21.192cm 9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424cm" svg:height="2.425cm" svg:x="20.564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24cm" svg:height="2.425cm" svg:x="20.564cm" svg:y="9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24cm" svg:height="2.425cm" svg:x="20.564cm" svg:y="11.7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5cm" svg:height="2.425cm" svg:x="23.473cm" svg:y="6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25cm" svg:height="2.425cm" svg:x="23.473cm" svg:y="9.2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25cm" svg:height="2.425cm" svg:x="23.473cm" svg:y="11.702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1.066cm" svg:height="0.206cm" draw:transform="rotate (-3.14159265358979) translate (17.864cm 10.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7cm" svg:height="0.207cm" draw:transform="skewX (-0.00488692190558402) rotate (-2.40331837999619) translate (17.927cm 10.69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6cm" svg:height="0.205cm" draw:transform="rotate (2.40907796652777) translate (17.799cm 10.46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1" draw:layer="layout" svg:width="1.065cm" svg:height="0.206cm" draw:transform="rotate (-3.14159265358979) translate (17.835cm 8.167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6cm" svg:height="0.207cm" draw:transform="rotate (-2.40331837999619) translate (17.898cm 8.26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5cm" svg:height="0.206cm" draw:transform="rotate (2.40907796652777) translate (17.77cm 8.0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1" draw:layer="layout" svg:width="1.065cm" svg:height="0.206cm" draw:transform="rotate (-3.14159265358979) translate (21.65cm 10.44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7cm" svg:height="0.207cm" draw:transform="rotate (-2.40331837999619) translate (21.713cm 10.53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5cm" svg:height="0.206cm" draw:transform="rotate (2.40907796652777) translate (21.585cm 10.30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1" draw:layer="layout" svg:width="1.065cm" svg:height="0.206cm" draw:transform="rotate (-3.14159265358979) translate (21.621cm 8.00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6cm" svg:height="0.206cm" draw:transform="rotate (-2.40331837999619) translate (21.684cm 8.10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" draw:layer="layout" svg:width="1.065cm" svg:height="0.205cm" draw:transform="skewX (0.00488692190558406) rotate (2.40907796652777) translate (21.556cm 7.87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0" draw:text-style-name="P1" draw:layer="layout" svg:width="3.523cm" svg:height="1.085cm" draw:transform="rotate (-3.14159265358979) translate (21.194cm 9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" draw:layer="layout" svg:width="1.27cm" svg:height="1.27cm" draw:transform="rotate (1.5707963267949) translate (11.644cm 19.07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draw:transform="rotate (1.5707963267949) translate (11.643cm 17.80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draw:transform="rotate (1.5707963267949) translate (11.644cm 16.53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draw:transform="rotate (1.5707963267949) translate (12.913cm 19.07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draw:transform="rotate (1.5707963267949) translate (12.914cm 16.53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draw:transform="rotate (1.5707963267949) translate (12.911cm 20.34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draw:transform="rotate (1.5707963267949) translate (11.644cm 20.34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draw:transform="rotate (1.5707963267949) translate (14.184cm 19.0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draw:transform="rotate (1.5707963267949) translate (14.184cm 17.80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draw:transform="rotate (1.5707963267949) translate (14.185cm 16.53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draw:transform="rotate (1.5707963267949) translate (15.454cm 19.07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draw:transform="rotate (1.5707963267949) translate (15.455cm 17.8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draw:transform="rotate (1.5707963267949) translate (15.455cm 16.53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draw:transform="rotate (1.5707963267949) translate (15.453cm 20.34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7cm" svg:height="1.27cm" draw:transform="rotate (1.5707963267949) translate (14.185cm 20.342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58cm" svg:height="0.108cm" draw:transform="rotate (1.5707963267949) translate (14.789cm 17.0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4.738cm 17.1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3.14159265358979) translate (14.789cm 17.19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1.5707963267949) translate (14.897cm 17.1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svg:x="14.897cm" svg:y="17.08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4.859cm 17.0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0.832522053201295) translate (14.941cm 17.1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2.30331101385692) translate (14.821cm 17.2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0" draw:text-style-name="P1" draw:layer="layout" svg:width="0.558cm" svg:height="0.108cm" draw:transform="rotate (1.5707963267949) translate (14.787cm 18.40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2.3090706003885) translate (14.736cm 18.43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3.14159265358979) translate (14.787cm 18.514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1.5707963267949) translate (14.895cm 18.51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svg:x="14.895cm" svg:y="18.40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0.838281639732876) translate (14.857cm 18.37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0.832522053201295) translate (14.939cm 18.47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2.30331101385692) translate (14.819cm 18.55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1" draw:layer="layout" svg:width="0.558cm" svg:height="0.108cm" draw:transform="rotate (1.5707963267949) translate (13.519cm 18.40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2.3090706003885) translate (13.468cm 18.43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3.14159265358979) translate (13.519cm 18.513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1.5707963267949) translate (13.627cm 18.51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svg:x="13.627cm" svg:y="18.405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0.838281639732876) translate (13.589cm 18.37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0.832522053201295) translate (13.671cm 18.47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0.558cm" svg:height="0.108cm" draw:transform="rotate (-2.30331101385692) translate (13.551cm 18.55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0" draw:text-style-name="P1" draw:layer="layout" svg:width="0.558cm" svg:height="0.108cm" draw:transform="rotate (1.5707963267949) translate (13.519cm 17.0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3.468cm 17.1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3.14159265358979) translate (13.519cm 17.19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1.5707963267949) translate (13.627cm 17.1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svg:x="13.627cm" svg:y="17.0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3.589cm 17.0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0.832522053201295) translate (13.671cm 17.1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2.30331101385692) translate (13.551cm 17.2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svg:x="12.356cm" svg:y="17.0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0.738274273593601) translate (12.323cm 17.0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2.248cm 17.0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3.14159265358979) translate (12.248cm 17.1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1.5707963267949) translate (12.356cm 17.19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0.732514687062021) translate (12.39cm 17.1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2.40331837999619) translate (12.286cm 17.24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40907796652777) translate (12.208cm 17.1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27cm" svg:height="1.27cm" draw:transform="rotate (1.5707963267949) translate (11.63cm 14.42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12.899cm 14.42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1.5707963267949) translate (14.171cm 14.424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draw:transform="rotate (1.5707963267949) translate (15.44cm 14.42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11.63cm 12.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12.899cm 12.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1.5707963267949) translate (14.171cm 12.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draw:transform="rotate (1.5707963267949) translate (15.44cm 12.9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58cm" svg:height="0.108cm" draw:transform="rotate (1.5707963267949) translate (16.013cm 17.0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558cm" svg:height="0.108cm" draw:transform="rotate (2.3090706003885) translate (15.962cm 17.1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3.14159265358979) translate (16.013cm 17.19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1.5707963267949) translate (16.121cm 17.1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svg:x="16.121cm" svg:y="17.08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6.083cm 17.0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0.832522053201295) translate (16.165cm 17.1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58cm" svg:height="0.108cm" draw:transform="rotate (-2.30331101385692) translate (16.045cm 17.2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4.776cm 12.1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4.725cm 12.2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4.846cm 12.1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3.506cm 12.1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3.455cm 12.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3.576cm 12.1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0.738274273593601) translate (12.31cm 12.1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2.235cm 12.18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40907796652777) translate (12.195cm 12.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6cm 12.1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558cm" svg:height="0.108cm" draw:transform="rotate (2.3090706003885) translate (15.949cm 12.2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6.07cm 12.1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7cm" svg:height="1.27cm" draw:transform="rotate (-1.5707963267949) translate (16.733cm 2.08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draw:transform="rotate (-1.5707963267949) translate (16.734cm 3.35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draw:transform="rotate (-1.5707963267949) translate (16.733cm 4.62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draw:transform="rotate (-1.5707963267949) translate (15.464cm 2.08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draw:transform="rotate (-1.5707963267949) translate (15.463cm 4.62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draw:transform="rotate (-1.5707963267949) translate (15.466cm 0.81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draw:transform="rotate (-1.5707963267949) translate (16.733cm 0.81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draw:transform="rotate (-1.5707963267949) translate (14.193cm 2.08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draw:transform="rotate (-1.5707963267949) translate (14.193cm 3.35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draw:transform="rotate (-1.5707963267949) translate (14.192cm 4.62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draw:transform="rotate (-1.5707963267949) translate (12.923cm 2.08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draw:transform="rotate (-1.5707963267949) translate (12.922cm 3.35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draw:transform="rotate (-1.5707963267949) translate (12.922cm 4.62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draw:transform="rotate (-1.5707963267949) translate (12.924cm 0.81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draw:transform="rotate (-1.5707963267949) translate (14.192cm 0.81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-1.5707963267949) translate (16.747cm 6.73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-1.5707963267949) translate (15.478cm 6.73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27cm" draw:transform="rotate (-1.5707963267949) translate (14.206cm 6.73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1.27cm" draw:transform="rotate (-1.5707963267949) translate (12.937cm 6.73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-1.5707963267949) translate (16.747cm 8.25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-1.5707963267949) translate (15.478cm 8.25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-1.5707963267949) translate (14.206cm 8.25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7cm" svg:height="1.27cm" draw:transform="rotate (-1.5707963267949) translate (12.937cm 8.25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58cm" svg:height="0.108cm" draw:transform="rotate (1.5707963267949) translate (14.782cm 7.2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4.731cm 7.3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4.852cm 7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3.512cm 7.2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3.461cm 7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3.582cm 7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0.558cm" svg:height="0.108cm" draw:transform="rotate (0.738274273593601) translate (12.316cm 7.2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2.241cm 7.2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40907796652777) translate (12.201cm 7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6.006cm 7.2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558cm" svg:height="0.108cm" draw:transform="rotate (2.3090706003885) translate (15.955cm 7.3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6.076cm 7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4.782cm 7.2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4.852cm 7.2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3.512cm 7.2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3.582cm 7.2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0.738274273593601) translate (12.316cm 7.2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2.241cm 7.28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6.006cm 7.2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6.076cm 7.2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4.816cm 5.1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4.765cm 5.2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4.886cm 5.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3.546cm 5.1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3090706003885) translate (13.495cm 5.2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3.616cm 5.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0.558cm" svg:height="0.108cm" draw:transform="rotate (0.738274273593601) translate (12.35cm 5.1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2.275cm 5.18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2.40907796652777) translate (12.235cm 5.2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6.04cm 5.1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558cm" svg:height="0.108cm" draw:transform="rotate (2.3090706003885) translate (15.989cm 5.2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6.11cm 5.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4.816cm 5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4.886cm 7.2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3.546cm 5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3.616cm 5.1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58cm" svg:height="0.108cm" draw:transform="rotate (0.738274273593601) translate (12.35cm 5.1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2.275cm 5.1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1.5707963267949) translate (16.04cm 5.1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558cm" svg:height="0.108cm" draw:transform="rotate (0.838281639732876) translate (16.11cm 5.1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591cm" svg:height="0.924cm" draw:transform="rotate (1.5707963267949) translate (13.757cm 11.4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tanas Atanasov</meta:initial-creator>
    <meta:creation-date>2012-05-22T11:05:31</meta:creation-date>
    <dc:date>2012-05-23T14:23:10</dc:date>
    <dc:creator>Atanas Atanasov</dc:creator>
    <meta:editing-duration>PT6H12M27S</meta:editing-duration>
    <meta:editing-cycles>4</meta:editing-cycles>
    <meta:generator>LibreOffice/3.5$Linux_X86_64 LibreOffice_project/350m1$Build-2</meta:generator>
    <meta:document-statistic meta:object-count="546"/>
  </office:meta>
</office:document-meta>
</file>